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1.73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6516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3.8472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style:vertical-align="automatic"/>
      <style:paragraph-properties fo:margin-left="0in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ce3"/>
        <table:table-column table:style-name="co6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Nom conceptuel de l'entité</text:p>
          </table:table-cell>
          <table:table-cell table:style-name="ce1" office:value-type="string">
            <text:p>Nom logique de l'entité</text:p>
          </table:table-cell>
          <table:table-cell table:style-name="ce5" office:value-type="string">
            <text:p>Nom Conceptuel</text:p>
          </table:table-cell>
          <table:table-cell table:style-name="ce5" office:value-type="string">
            <text:p>Nom Logique ou Alias</text:p>
          </table:table-cell>
          <table:table-cell table:style-name="ce5" office:value-type="string">
            <text:p>Type E/Ca/Co</text:p>
          </table:table-cell>
          <table:table-cell table:style-name="ce5" office:value-type="string">
            <text:p>Nature</text:p>
          </table:table-cell>
          <table:table-cell table:style-name="ce5" office:value-type="string">
            <text:p>Longueur</text:p>
          </table:table-cell>
          <table:table-cell table:style-name="ce5" office:value-type="string">
            <text:p>Type Win'Design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Barème</text:p>
          </table:table-cell>
          <table:table-cell office:value-type="string" table:number-columns-spanned="1" table:number-rows-spanned="2">
            <text:p>BAREME</text:p>
          </table:table-cell>
          <table:table-cell office:value-type="string">
            <text:p>Place Barème</text:p>
          </table:table-cell>
          <table:table-cell office:value-type="string">
            <text:p>BAREME_PLAC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2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Points Barème</text:p>
          </table:table-cell>
          <table:table-cell office:value-type="string">
            <text:p>BAREME_PT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N2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Catégorie</text:p>
          </table:table-cell>
          <table:table-cell office:value-type="string" table:number-columns-spanned="1" table:number-rows-spanned="2">
            <text:p>CATEGORIE</text:p>
          </table:table-cell>
          <table:table-cell office:value-type="string">
            <text:p>Numéro Catégorie</text:p>
          </table:table-cell>
          <table:table-cell office:value-type="string">
            <text:p>CAT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Libellé Catégorie</text:p>
          </table:table-cell>
          <table:table-cell office:value-type="string">
            <text:p>CAT_LIB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Contrôle</text:p>
          </table:table-cell>
          <table:table-cell office:value-type="string" table:number-columns-spanned="1" table:number-rows-spanned="2">
            <text:p>CONTROLE</text:p>
          </table:table-cell>
          <table:table-cell office:value-type="string">
            <text:p>Numéro Contrôle</text:p>
          </table:table-cell>
          <table:table-cell table:style-name="ce7" office:value-type="string">
            <text:p>CONTR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Date Contrôle</text:p>
          </table:table-cell>
          <table:table-cell office:value-type="string">
            <text:p>CONTR_DATE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D8</text:p>
          </table:table-cell>
          <table:table-cell/>
        </table:table-row>
        <table:table-row table:style-name="ro2">
          <table:table-cell office:value-type="string" table:number-columns-spanned="1" table:number-rows-spanned="4">
            <text:p>Cycliste</text:p>
          </table:table-cell>
          <table:table-cell office:value-type="string" table:number-columns-spanned="1" table:number-rows-spanned="4">
            <text:p>CYCLISTE</text:p>
          </table:table-cell>
          <table:table-cell office:value-type="string">
            <text:p>Numéro Cycliste</text:p>
          </table:table-cell>
          <table:table-cell office:value-type="string">
            <text:p>CYCLIST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/>
          <table:covered-table-cell table:style-name="Default"/>
          <table:table-cell office:value-type="string">
            <text:p>Nom Cycliste</text:p>
          </table:table-cell>
          <table:table-cell office:value-type="string">
            <text:p>CYCLISTE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/>
          <table:covered-table-cell table:style-name="Default"/>
          <table:table-cell office:value-type="string">
            <text:p>Prénom Cycliste</text:p>
          </table:table-cell>
          <table:table-cell office:value-type="string">
            <text:p>CYCLISTE_PRE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/>
          <table:covered-table-cell table:style-name="Default"/>
          <table:table-cell office:value-type="string">
            <text:p>Date Naissance Cycliste</text:p>
          </table:table-cell>
          <table:table-cell office:value-type="string">
            <text:p>CYCLISTE_DATEN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D8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Directeur Sportif</text:p>
          </table:table-cell>
          <table:table-cell office:value-type="string" table:number-columns-spanned="1" table:number-rows-spanned="3">
            <text:p>DIRECTEUR_SPORTIF</text:p>
          </table:table-cell>
          <table:table-cell office:value-type="string">
            <text:p>Numéro Directeur Sportif</text:p>
          </table:table-cell>
          <table:table-cell office:value-type="string">
            <text:p>DIRS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Directeur Sportif</text:p>
          </table:table-cell>
          <table:table-cell office:value-type="string">
            <text:p>DIRS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Prénom Directeur Sportif</text:p>
          </table:table-cell>
          <table:table-cell office:value-type="string">
            <text:p>DIRS_PRE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5">
            <text:p>Equipe</text:p>
          </table:table-cell>
          <table:table-cell office:value-type="string" table:number-columns-spanned="1" table:number-rows-spanned="5">
            <text:p>EQUIPE</text:p>
          </table:table-cell>
          <table:table-cell office:value-type="string">
            <text:p>Numéro Equipe</text:p>
          </table:table-cell>
          <table:table-cell office:value-type="string">
            <text:p>EQUIP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Nom Equipe</text:p>
          </table:table-cell>
          <table:table-cell office:value-type="string">
            <text:p>EQUIPE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Site Internet Equipe</text:p>
          </table:table-cell>
          <table:table-cell office:value-type="string">
            <text:p>EQUIPE_WEB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Description Equipe</text:p>
          </table:table-cell>
          <table:table-cell office:value-type="string">
            <text:p>EQUIPE_DESC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100">
            <text:p>100</text:p>
          </table:table-cell>
          <table:table-cell office:value-type="string">
            <text:p>VA100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Temps Equipe Général</text:p>
          </table:table-cell>
          <table:table-cell office:value-type="string">
            <text:p>EQUIPE_TPS_GENE</text:p>
          </table:table-cell>
          <table:table-cell office:value-type="string">
            <text:p>Ca</text:p>
          </table:table-cell>
          <table:table-cell table:style-name="ce8" office:value-type="string">
            <text:p>N</text:p>
          </table:table-cell>
          <table:table-cell table:style-name="ce8" office:value-type="float" office:value="8">
            <text:p>8</text:p>
          </table:table-cell>
          <table:table-cell office:value-type="string">
            <text:p>N8</text:p>
          </table:table-cell>
          <table:table-cell office:value-type="string">
            <text:p>C'est un timestamp correspondant au nombre de dixième de secondes</text:p>
          </table:table-cell>
        </table:table-row>
        <table:table-row table:style-name="ro2">
          <table:table-cell office:value-type="string" table:number-columns-spanned="1" table:number-rows-spanned="4">
            <text:p>Etape</text:p>
          </table:table-cell>
          <table:table-cell office:value-type="string" table:number-columns-spanned="1" table:number-rows-spanned="4">
            <text:p>ETAPE</text:p>
          </table:table-cell>
          <table:table-cell office:value-type="string">
            <text:p>Numéro Etape</text:p>
          </table:table-cell>
          <table:table-cell office:value-type="string">
            <text:p>ETAP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Etape</text:p>
          </table:table-cell>
          <table:table-cell office:value-type="string">
            <text:p>ETAPE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Date Etape</text:p>
          </table:table-cell>
          <table:table-cell office:value-type="string">
            <text:p>ETAPE_DATE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D8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Distance Etape</text:p>
          </table:table-cell>
          <table:table-cell office:value-type="string">
            <text:p>ETAPE_DISTANC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table-cell office:value-type="string">
            <text:p>Maillot</text:p>
          </table:table-cell>
          <table:table-cell office:value-type="string">
            <text:p>MAILLOT</text:p>
          </table:table-cell>
          <table:table-cell office:value-type="string">
            <text:p>Couleur Maillot</text:p>
          </table:table-cell>
          <table:table-cell office:value-type="string">
            <text:p>MAILLOT_COULEUR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16">
            <text:p>16</text:p>
          </table:table-cell>
          <table:table-cell office:value-type="string">
            <text:p>VA16</text:p>
          </table:table-cell>
          <table:table-cell/>
        </table:table-row>
        <table:table-row table:style-name="ro2">
          <table:table-cell office:value-type="string" table:number-columns-spanned="1" table:number-rows-spanned="6">
            <text:p>Participant</text:p>
          </table:table-cell>
          <table:table-cell table:style-name="ce4" office:value-type="string" table:number-columns-spanned="1" table:number-rows-spanned="6">
            <text:p>PARTICIPANT</text:p>
          </table:table-cell>
          <table:table-cell office:value-type="string">
            <text:p>Numéro Dossard</text:p>
          </table:table-cell>
          <table:table-cell office:value-type="string">
            <text:p>PART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style-name="ce3"/>
          <table:covered-table-cell table:style-name="ce4"/>
          <table:table-cell office:value-type="string">
            <text:p>Poids Participant</text:p>
          </table:table-cell>
          <table:table-cell office:value-type="string">
            <text:p>PART_POIDS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style-name="ce3"/>
          <table:covered-table-cell table:style-name="ce4"/>
          <table:table-cell office:value-type="string">
            <text:p>Taille Participant</text:p>
          </table:table-cell>
          <table:table-cell office:value-type="string">
            <text:p>PART_TAILLE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style-name="ce3"/>
          <table:covered-table-cell table:style-name="ce4"/>
          <table:table-cell office:value-type="string">
            <text:p>Temps Général</text:p>
          </table:table-cell>
          <table:table-cell office:value-type="string">
            <text:p>PART_TPS_GENE</text:p>
          </table:table-cell>
          <table:table-cell office:value-type="string">
            <text:p>Ca</text:p>
          </table:table-cell>
          <table:table-cell office:value-type="string">
            <text:p>N</text:p>
          </table:table-cell>
          <table:table-cell table:style-name="ce8" office:value-type="float" office:value="8">
            <text:p>8</text:p>
          </table:table-cell>
          <table:table-cell office:value-type="string">
            <text:p>N8</text:p>
          </table:table-cell>
          <table:table-cell office:value-type="string">
            <text:p>C'est un timestamp correspondant au nombre de secondes</text:p>
          </table:table-cell>
        </table:table-row>
        <table:table-row table:style-name="ro2">
          <table:covered-table-cell table:style-name="ce3"/>
          <table:covered-table-cell table:style-name="ce4"/>
          <table:table-cell office:value-type="string">
            <text:p>Points Montagne</text:p>
          </table:table-cell>
          <table:table-cell office:value-type="string">
            <text:p>PART_PTS_MONT</text:p>
          </table:table-cell>
          <table:table-cell office:value-type="string">
            <text:p>Ca</text:p>
          </table:table-cell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style-name="ce3"/>
          <table:covered-table-cell table:style-name="ce4"/>
          <table:table-cell office:value-type="string">
            <text:p>Points Sprint</text:p>
          </table:table-cell>
          <table:table-cell office:value-type="string">
            <text:p>PART_PTS_SPRINT</text:p>
          </table:table-cell>
          <table:table-cell office:value-type="string">
            <text:p>Ca</text:p>
          </table:table-cell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Pays</text:p>
          </table:table-cell>
          <table:table-cell office:value-type="string" table:number-columns-spanned="1" table:number-rows-spanned="2">
            <text:p>PAYS</text:p>
          </table:table-cell>
          <table:table-cell office:value-type="string">
            <text:p>Numéro Pays</text:p>
          </table:table-cell>
          <table:table-cell office:value-type="string">
            <text:p>PAYS_NUM</text:p>
          </table:table-cell>
          <table:table-cell office:value-type="string">
            <text:p>E</text:p>
          </table:table-cell>
          <table:table-cell table:number-columns-repeated="2" office:value-type="string">
            <text:p>N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Pays</text:p>
          </table:table-cell>
          <table:table-cell office:value-type="string">
            <text:p>PAYS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6">
            <text:p>Point Passage</text:p>
          </table:table-cell>
          <table:table-cell office:value-type="string" table:number-columns-spanned="1" table:number-rows-spanned="6">
            <text:p>POINT_PASSAGE</text:p>
          </table:table-cell>
          <table:table-cell office:value-type="string">
            <text:p>Numéro Point Passage</text:p>
          </table:table-cell>
          <table:table-cell office:value-type="string">
            <text:p>PT_PASS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Point Passage</text:p>
          </table:table-cell>
          <table:table-cell office:value-type="string">
            <text:p>PT_PASS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Km Arrivée</text:p>
          </table:table-cell>
          <table:table-cell office:value-type="string">
            <text:p>PT_PASS_KM_ARR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Km Départ</text:p>
          </table:table-cell>
          <table:table-cell office:value-type="string">
            <text:p>PT_PASS_KM_DEP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3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Altitude Point Passage</text:p>
          </table:table-cell>
          <table:table-cell office:value-type="string">
            <text:p>PT_PASS_AL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Horaire prévu</text:p>
          </table:table-cell>
          <table:table-cell office:value-type="string">
            <text:p>PT_PASS_HORAIRE</text:p>
          </table:table-cell>
          <table:table-cell office:value-type="string">
            <text:p>E</text:p>
          </table:table-cell>
          <table:table-cell table:style-name="ce8" office:value-type="string">
            <text:p>H</text:p>
          </table:table-cell>
          <table:table-cell office:value-type="float" office:value="4">
            <text:p>4</text:p>
          </table:table-cell>
          <table:table-cell office:value-type="string">
            <text:p>H4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Sponsor</text:p>
          </table:table-cell>
          <table:table-cell office:value-type="string" table:number-columns-spanned="1" table:number-rows-spanned="3">
            <text:p>SPONSOR</text:p>
          </table:table-cell>
          <table:table-cell office:value-type="string">
            <text:p>Numéro Sponsor</text:p>
          </table:table-cell>
          <table:table-cell office:value-type="string">
            <text:p>SPON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Sponsor</text:p>
          </table:table-cell>
          <table:table-cell office:value-type="string">
            <text:p>SPON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Acronyme</text:p>
          </table:table-cell>
          <table:table-cell office:value-type="string">
            <text:p>SPON_ACRON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4">
            <text:p>4</text:p>
          </table:table-cell>
          <table:table-cell office:value-type="string">
            <text:p>VA4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Spécialiste</text:p>
          </table:table-cell>
          <table:table-cell office:value-type="string" table:number-columns-spanned="1" table:number-rows-spanned="3">
            <text:p>SPECIALISTE</text:p>
          </table:table-cell>
          <table:table-cell office:value-type="string">
            <text:p>Numéro Spécialiste</text:p>
          </table:table-cell>
          <table:table-cell office:value-type="string">
            <text:p>SP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Spécialiste</text:p>
          </table:table-cell>
          <table:table-cell office:value-type="string">
            <text:p>SPE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Prénom Spécialiste</text:p>
          </table:table-cell>
          <table:table-cell office:value-type="string">
            <text:p>SPE_PRE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5">
            <text:p>Tour</text:p>
          </table:table-cell>
          <table:table-cell office:value-type="string" table:number-columns-spanned="1" table:number-rows-spanned="5">
            <text:p>TOUR</text:p>
          </table:table-cell>
          <table:table-cell office:value-type="string">
            <text:p>Année Tour</text:p>
          </table:table-cell>
          <table:table-cell office:value-type="string">
            <text:p>TOUR_ANNEE</text:p>
          </table:table-cell>
          <table:table-cell office:value-type="string">
            <text:p>E</text:p>
          </table:table-cell>
          <table:table-cell table:style-name="ce8"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Edition Tour</text:p>
          </table:table-cell>
          <table:table-cell office:value-type="string">
            <text:p>TOUR_EDITION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N8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Date début Tour</text:p>
          </table:table-cell>
          <table:table-cell office:value-type="string">
            <text:p>TOUR_DATED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D8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Date Fin Tour</text:p>
          </table:table-cell>
          <table:table-cell office:value-type="string">
            <text:p>TOUR_DATEF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string">
            <text:p>D8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Nom Tour</text:p>
          </table:table-cell>
          <table:table-cell office:value-type="string">
            <text:p>TOUR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Type Etape</text:p>
          </table:table-cell>
          <table:table-cell office:value-type="string" table:number-columns-spanned="1" table:number-rows-spanned="2">
            <text:p>TYPE_ETAPE</text:p>
          </table:table-cell>
          <table:table-cell office:value-type="string">
            <text:p>Numéro Type Etape</text:p>
          </table:table-cell>
          <table:table-cell office:value-type="string">
            <text:p>TETAP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/>
          <table:table-cell table:style-name="ce6" office:value-type="string">
            <text:p>Libellé Type Etape</text:p>
          </table:table-cell>
          <table:table-cell office:value-type="string">
            <text:p>TETAPE_LIB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  <table:table-row table:style-name="ro2">
          <table:table-cell office:value-type="string" table:number-columns-spanned="1" table:number-rows-spanned="2">
            <text:p>Ville</text:p>
          </table:table-cell>
          <table:table-cell office:value-type="string" table:number-columns-spanned="1" table:number-rows-spanned="2">
            <text:p>VILLE</text:p>
          </table:table-cell>
          <table:table-cell office:value-type="string">
            <text:p>Numéro Ville</text:p>
          </table:table-cell>
          <table:table-cell office:value-type="string">
            <text:p>VILLE_NUM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N4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>
            <text:p>Nom Ville</text:p>
          </table:table-cell>
          <table:table-cell office:value-type="string">
            <text:p>VILLE_NOM</text:p>
          </table:table-cell>
          <table:table-cell office:value-type="string">
            <text:p>E</text:p>
          </table:table-cell>
          <table:table-cell office:value-type="string">
            <text:p>AN</text:p>
          </table:table-cell>
          <table:table-cell office:value-type="float" office:value="30">
            <text:p>30</text:p>
          </table:table-cell>
          <table:table-cell office:value-type="string">
            <text:p>VA30</text:p>
          </table:table-cell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0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OUAAMOU</meta:initial-creator>
    <meta:creation-date>2014-04-15T09:49:25.89</meta:creation-date>
    <dc:date>2014-04-17T10:37:00.24</dc:date>
    <dc:creator>Yassine OUAAMOU</dc:creator>
    <meta:editing-duration>PT1H19M19S</meta:editing-duration>
    <meta:editing-cycles>61</meta:editing-cycles>
    <meta:generator>OpenOffice/4.0.1$Win32 OpenOffice.org_project/401m5$Build-9714</meta:generator>
    <meta:document-statistic meta:table-count="3" meta:cell-count="354" meta:object-count="0"/>
  </office:meta>
</office:document-meta>
</file>